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1" style:family="text">
      <style:text-properties officeooo:rsid="001049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Seccion <text:span text:style-name="T1">català</text:span></text:p>
      <text:p text:style-name="Preformatted_20_Text"/>
      <text:p text:style-name="Preformatted_20_Text">L Aragall</text:p>
      <text:p text:style-name="Preformatted_20_Text"><text:s/>L'Aragall és una masigfdgfda construïda entre els segles XVII i XVIII sobre l'estructura d'una masia medieval. Vabastir-se aprofitant el desnivell natural del terreny, pel que la part primitiva es troba semisoterrada. També podria formar part d'aquesta construcció la torre semicircular de la part de mestral del conjunt. El mas modern va consolidar-se aprofitant aquests vestigis, així com per noves construccions, com són la capella i els annexes agrícoles, formant un pati frontal i posterior. Durant la segona meitat del segle XX es va fer una important reforma a la casa, ampliant el volum en alçada i vers a garbí, on s'han incorporat diversos elements que imiten la tipologia tradicional.</text:p>
      <text:p text:style-name="Preformatted_20_Text">El volum principal consta de semisoterrani, planta baixa, pis i golfes i té la coberta a dos vessants amb el carener perpendicular a la façana. S'hi accedeix per un portal d'arc de mig punt adovellat amb un escut a la clau amb l'anagrama "IHS" l'any "1604" i "ARA...". Seguint el mateix eix hi ha un finestral d'arc pla de pedra carejada amb la llinda inscrita: "ISIDRO ARAGALL" amb l'any "1686" i l'anagrama "IHS" intercalats. El cos de garbí presenta un gran pòrtic amb llinda de fusta i brancals de pedra, de factura moderna. A la part de gregal de la façana hi ha adossat en perpendicular un cobert i diversos volums superposats, des d'on comença una portalada amb brancals de pedra que tanca la part frontal de la casa.</text:p>
      <text:p text:style-name="Preformatted_20_Text">Aquest mur segueix en una cota inferior tot contenint el pati, on hi ha unes escales que descendeixen al nivell semisoterrat. Aquest espai està sostingut amb voltes de pedra i hi ha un portal d'arc pla de pedra que permet accedir a la casa pel semisoterrani. La façana de garbí presenta un cos avançat quadrangular obert amb dos portals d'arc de mig punt de pedra, la part superior del qual s'ha reconstruït i s'ha habilitat coma terrassa. Aquesta enllaça amb un balcó corregut que es prolonga a ambdós costats i que, com la resta</text:p>
      <text:p text:style-name="Preformatted_20_Text">d'obertures d'aquesta façana, són de factura moderna. La part de mestral acaba amb una torre semicircular construïda sobre la roca natural i que s'obre amb grans espitlleres. Al seu costat de tramuntana s'hi va adossar la capella del mas. El tractament exterior dels murs és la pedra vista, amb restes de morter de calç</text:p>
      <text:p text:style-name="Preformatted_20_Text">en alguns trams. Davant de la portalada d'entrada hi ha el pou de pedra de planta circular i cobert amb vo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ca" fo:country="E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7-21T07:09:35.756831900</dc:date>
    <meta:editing-duration>PT5M4S</meta:editing-duration>
    <meta:editing-cycles>3</meta:editing-cycles>
    <meta:generator>LibreOffice/25.2.2.2$Linux_X86_64 LibreOffice_project/520$Build-2</meta:generator>
    <meta:document-statistic meta:table-count="0" meta:image-count="0" meta:object-count="0" meta:page-count="1" meta:paragraph-count="7" meta:word-count="411" meta:character-count="2400" meta:non-whitespace-character-count="1995"/>
  </office:meta>
</office:document-meta>
</file>